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México: un país lleno de cultura, gastronomía y lugares turísticos</text:span></text:p>
      <text:p text:style-name="Text_20_body">México es un país lleno de vida y color, con una rica historia y cultura. Es un destino turístico popular para personas de todo el mundo que buscan experimentar una cultura única, disfrutar de una deliciosa gastronomía y explorar lugares impresionantes.</text:p>
      <text:p text:style-name="Text_20_body"><text:span text:style-name="Strong_20_Emphasis">Cultura mexicana</text:span></text:p>
      <text:p text:style-name="Text_20_body">La cultura mexicana es una mezcla de influencias indígenas, españolas y europeas. Se refleja en la música, la danza, la literatura, la arquitectura y la religión. México es también conocido por sus tradiciones y festividades, como el Día de los Muertos y la Navidad.</text:p>
      <text:p text:style-name="Text_20_body"><text:span text:style-name="Strong_20_Emphasis">Gastronomía mexicana</text:span></text:p>
      <text:p text:style-name="Text_20_body">La gastronomía mexicana es una de las más diversas y deliciosas del mundo. Está llena de sabores y aromas, y utiliza ingredientes frescos y locales. Algunos de los platos más populares incluyen tacos, enchiladas, tamales y guacamole. México es también famoso por su tequila y su cerveza.</text:p>
      <text:p text:style-name="Text_20_body"><text:span text:style-name="Strong_20_Emphasis">Lugares turísticos de México</text:span></text:p>
      <text:p text:style-name="Text_20_body">México ofrece una amplia variedad de lugares turísticos para todos los gustos. Algunos de los más populares incluyen:</text:p>
      <text:list text:style-name="L8">
        <text:list-item>
          <text:p text:style-name="P15"><text:span text:style-name="Strong_20_Emphasis">Chichén Itzá:</text:span> Una antigua ciudad maya con impresionantes ruinas. </text:p>
        </text:list-item>
        <text:list-item>
          <text:p text:style-name="P15"><text:span text:style-name="Strong_20_Emphasis">Cancún:</text:span> Un popular destino turístico de playa con aguas cristalinas y arena blanca. </text:p>
        </text:list-item>
        <text:list-item>
          <text:p text:style-name="P15"><text:span text:style-name="Strong_20_Emphasis">Ciudad de México:</text:span> La capital de México, una ciudad vibrante con una rica historia y cultura. </text:p>
        </text:list-item>
        <text:list-item>
          <text:p text:style-name="P15"><text:span text:style-name="Strong_20_Emphasis">Guadalajara:</text:span> La segunda ciudad más grande de México, conocida por su mariachi y su tequila. </text:p>
        </text:list-item>
        <text:list-item>
          <text:p text:style-name="P14"><text:span text:style-name="Strong_20_Emphasis">Oaxaca:</text:span> Una ciudad colonial con una rica tradición cultural y gastronómica. </text:p>
        </text:list-item>
      </text:list>
      <text:p text:style-name="Text_20_body"><text:span text:style-name="Strong_20_Emphasis">Consejos para viajar a México</text:span></text:p>
      <text:list text:style-name="L9">
        <text:list-item>
          <text:p text:style-name="P17"><text:span text:style-name="Strong_20_Emphasis">Aprende algunas frases en español.</text:span> Esto te ayudará a comunicarte con los lugareños. </text:p>
        </text:list-item>
        <text:list-item>
          <text:p text:style-name="P17"><text:span text:style-name="Strong_20_Emphasis">Respeta las costumbres y tradiciones locales.</text:span> </text:p>
        </text:list-item>
        <text:list-item>
          <text:p text:style-name="P17"><text:span text:style-name="Strong_20_Emphasis">Vístete apropiadamente.</text:span> </text:p>
        </text:list-item>
        <text:list-item>
          <text:p text:style-name="P17"><text:span text:style-name="Strong_20_Emphasis">Toma precauciones de seguridad.</text:span> </text:p>
        </text:list-item>
        <text:list-item>
          <text:p text:style-name="P16"><text:span text:style-name="Strong_20_Emphasis">Disfruta de la comida mexicana!</text:span> </text:p>
        </text:list-item>
      </text:list>
      <text:p text:style-name="Text_20_body">México es un país increíble que tiene algo para ofrecer a todos. Ya sea que estés buscando aventura, cultura o simplemente relajación, México es el lugar perfecto para ti.</text:p>
      <text:p text:style-name="Text_20_body"><text:span text:style-name="Strong_20_Emphasis"/></text:p>
      <text:p text:style-name="Standard"/>
      <text:p text:style-name="Standard"/>
      <text:p text:style-name="Standard"/>
      <text:p text:style-name="Standard"/>
      <text:p text:style-name="Standard"/>
      <text:p text:style-name="Standard"><text:soft-page-break/></text:p>
      <text:p text:style-name="Standard"/>
      <text:p text:style-name="Text_20_body"><text:span text:style-name="Strong_20_Emphasis">Mexiko: Ein Land voller Kultur, Kulinarik und Sehenswürdigkeiten</text:span></text:p>
      <text:p text:style-name="Text_20_body">Mexiko ist ein Land voller Leben und Farben, mit einer reichen Geschichte und Kultur. Es ist ein beliebtes Reiseziel für Menschen aus aller Welt, die eine einzigartige Kultur erleben, köstliche Gerichte genießen und beeindruckende Orte erkunden möchten.</text:p>
      <text:p text:style-name="Text_20_body"><text:span text:style-name="Strong_20_Emphasis">Mexikanische Kultur</text:span></text:p>
      <text:p text:style-name="Text_20_body">Die mexikanische Kultur ist eine Mischung aus indigenen, spanischen und europäischen Einflüssen. Sie spiegelt sich in der Musik, dem Tanz, der Literatur, der Architektur und der Religion wider. Mexiko ist auch für seine Traditionen und Feste bekannt, wie den Tag der Toten und Weihnachten.</text:p>
      <text:p text:style-name="Text_20_body"><text:span text:style-name="Strong_20_Emphasis">Mexikanische Küche</text:span></text:p>
      <text:p text:style-name="Text_20_body">Die mexikanische Küche ist eine der vielfältigsten und köstlichsten der Welt. Sie ist voller Aromen und Geschmack und verwendet frische, lokale Zutaten. Einige der beliebtesten Gerichte sind Tacos, Enchiladas, Tamales und Guacamole. Mexiko ist auch für seinen Tequila und sein Bier berühmt.</text:p>
      <text:p text:style-name="Text_20_body"><text:span text:style-name="Strong_20_Emphasis">Mexikanische Sehenswürdigkeiten</text:span></text:p>
      <text:p text:style-name="Text_20_body">Mexiko bietet eine große Vielfalt an Sehenswürdigkeiten für jeden Geschmack. Einige der beliebtesten sind:</text:p>
      <text:list text:style-name="L10">
        <text:list-item>
          <text:p text:style-name="P19"><text:span text:style-name="Strong_20_Emphasis">Chichén Itzá:</text:span> Eine antike Maya-Stadt mit beeindruckenden Ruinen. </text:p>
        </text:list-item>
        <text:list-item>
          <text:p text:style-name="P19"><text:span text:style-name="Strong_20_Emphasis">Cancún:</text:span> Ein beliebtes Strandreiseziel mit kristallklarem Wasser und weißem Sand. </text:p>
        </text:list-item>
        <text:list-item>
          <text:p text:style-name="P19"><text:span text:style-name="Strong_20_Emphasis">Mexiko-Stadt:</text:span> Die Hauptstadt Mexikos, eine pulsierende Stadt mit einer reichen Geschichte und Kultur. </text:p>
        </text:list-item>
        <text:list-item>
          <text:p text:style-name="P19"><text:span text:style-name="Strong_20_Emphasis">Guadalajara:</text:span> Die zweitgrößte Stadt Mexikos, bekannt für ihren Mariachi und ihren Tequila. </text:p>
        </text:list-item>
        <text:list-item>
          <text:p text:style-name="P18"><text:span text:style-name="Strong_20_Emphasis">Oaxaca:</text:span> Eine Kolonialstadt mit einer reichen kulturellen und gastronomischen Tradition. </text:p>
        </text:list-item>
      </text:list>
      <text:p text:style-name="Text_20_body"><text:span text:style-name="Strong_20_Emphasis">Tipps für eine Reise nach Mexiko</text:span></text:p>
      <text:list text:style-name="L11">
        <text:list-item>
          <text:p text:style-name="P21"><text:span text:style-name="Strong_20_Emphasis">Lernen Sie ein paar einfache spanische Sätze.</text:span> Das hilft Ihnen bei der Kommunikation mit den Einheimischen. </text:p>
        </text:list-item>
        <text:list-item>
          <text:p text:style-name="P21"><text:span text:style-name="Strong_20_Emphasis">Respektieren Sie die lokalen Bräuche und Traditionen.</text:span> </text:p>
        </text:list-item>
        <text:list-item>
          <text:p text:style-name="P21"><text:span text:style-name="Strong_20_Emphasis">Kleiden Sie sich angemessen.</text:span> </text:p>
        </text:list-item>
        <text:list-item>
          <text:p text:style-name="P21"><text:span text:style-name="Strong_20_Emphasis">Treffen Sie Sicherheitsvorkehrungen.</text:span> </text:p>
        </text:list-item>
        <text:list-item>
          <text:p text:style-name="P20"><text:span text:style-name="Strong_20_Emphasis">Genießen Sie das mexikanische Essen!</text:span> </text:p>
        </text:list-item>
      </text:list>
      <text:p text:style-name="Text_20_body">Mexiko ist ein unglaubliches Land, das für jeden etwas zu bieten hat. Egal, ob Sie Abenteuer, Kultur oder einfach nur Entspannung suchen, Mexiko ist der perfekte Ort für Sie.</text:p>
      <text:p text:style-name="Text_20_body"><text:span text:style-name="Strong_20_Emphasis">Traducción literal:</text:span></text:p>
      <text:p text:style-name="Text_20_body">México: Ein Land voller Kultur, Kulinarik und Sehenswürdigkeiten México ist ein Land voller Leben und Farben, mit einer reichen Geschichte und Kultur. Es ist ein beliebtes Reiseziel für Menschen aus aller Welt, die eine einzigartige Kultur erleben, köstliche Gerichte genießen und beeindruckende Orte erkunden möchten.</text:p>
      <text:p text:style-name="Text_20_body"><text:span text:style-name="Strong_20_Emphasis">Mexikanische Kultur</text:span> Die mexikanische Kultur ist eine Mischung aus indigenen, spanischen und europäischen Einflüssen. Sie spiegelt sich in der Musik, dem Tanz, der Literatur, der Architektur <text:soft-page-break/>und der Religion wider. Mexiko ist auch für seine Traditionen und Feste bekannt, wie den Tag der Toten und Weihnachten.</text:p>
      <text:p text:style-name="Text_20_body"><text:span text:style-name="Strong_20_Emphasis">Mexikanische Küche</text:span> Die mexikanische Küche ist eine der vielfältigsten und köstlichsten der Welt. Sie ist voller Aromen und Geschmack und verwendet frische, lokale Zutaten. Einige der beliebtesten Gerichte sind Tacos, Enchiladas, Tamales und Guacamole. Mexiko ist auch für seinen Tequila und sein Bier berühmt.</text:p>
      <text:p text:style-name="Text_20_body"><text:span text:style-name="Strong_20_Emphasis">Mexikanische Sehenswürdigkeiten</text:span> México bietet eine große Vielfalt an Sehenswürdigkeiten für jeden Geschmack. Einige der beliebtesten sind:</text:p>
      <text:list text:style-name="L12">
        <text:list-item>
          <text:p text:style-name="P23"><text:span text:style-name="Strong_20_Emphasis">Chichén Itzá:</text:span> Eine antike Maya-Stadt mit beeindruckenden Ruinen. </text:p>
        </text:list-item>
        <text:list-item>
          <text:p text:style-name="P23"><text:span text:style-name="Strong_20_Emphasis">Cancún:</text:span> Ein beliebtes Strandreiseziel mit kristallklarem Wasser und weißem Sand. </text:p>
        </text:list-item>
        <text:list-item>
          <text:p text:style-name="P23"><text:span text:style-name="Strong_20_Emphasis">Mexiko-Stadt:</text:span> Die Hauptstadt Mexikos, eine pulsierende Stadt mit einer reichen Geschichte und Kultur. </text:p>
        </text:list-item>
        <text:list-item>
          <text:p text:style-name="P23"><text:span text:style-name="Strong_20_Emphasis">Guadalajara:</text:span> Die zweitgrößte Stadt Mexikos, bekannt für ihren Mariachi und ihren Tequila. </text:p>
        </text:list-item>
        <text:list-item>
          <text:p text:style-name="P22"><text:span text:style-name="Strong_20_Emphasis">Oaxaca:</text:span> Eine Kolonialstadt mit einer reichen kulturellen und gastronomischen Tradition. </text:p>
        </text:list-item>
      </text:list>
      <text:p text:style-name="Text_20_body"><text:span text:style-name="Strong_20_Emphasis">Tipps für eine Reise nach Mexiko</text:span></text:p>
      <text:list text:style-name="L13">
        <text:list-item>
          <text:p text:style-name="P25"><text:span text:style-name="Strong_20_Emphasis">Lernen Sie ein paar einfache spanische Sätze.</text:span> Das hilft Ihnen bei der Kommunikation mit den Einheimischen. </text:p>
        </text:list-item>
        <text:list-item>
          <text:p text:style-name="P25"><text:span text:style-name="Strong_20_Emphasis">Respektieren Sie die lokalen Bräuche und Traditionen.</text:span> </text:p>
        </text:list-item>
        <text:list-item>
          <text:p text:style-name="P25"><text:span text:style-name="Strong_20_Emphasis">Kleiden Sie sich angemessen.</text:span> </text:p>
        </text:list-item>
        <text:list-item>
          <text:p text:style-name="P25"><text:span text:style-name="Strong_20_Emphasis">Treffen Sie Sicherheitsvorkehrungen.</text:span> </text:p>
        </text:list-item>
        <text:list-item>
          <text:p text:style-name="P24"><text:span text:style-name="Strong_20_Emphasis">Genießen Sie das mexikanische Essen!</text:span> </text:p>
        </text:list-item>
      </text:list>
      <text:p text:style-name="Text_20_body">México ist ein unglaubliches Land, das für jeden etwas zu bieten hat. Egal, ob Sie Abenteuer, Kultur oder einfach nur Entspannung suchen, Mexiko ist der perfekte Ort für Sie.</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0:11:47.195859501</meta:creation-date>
    <dc:date>2025-01-07T16:05:24.188268431</dc:date>
    <meta:editing-duration>PT5H53M37S</meta:editing-duration>
    <meta:editing-cycles>4</meta:editing-cycles>
    <meta:generator>LibreOffice/24.2.5.2$Linux_X86_64 LibreOffice_project/420$Build-2</meta:generator>
    <meta:document-statistic meta:table-count="0" meta:image-count="0" meta:object-count="0" meta:page-count="3" meta:paragraph-count="57" meta:word-count="876" meta:character-count="5866" meta:non-whitespace-character-count="5047"/>
  </office:meta>
</office:document-meta>
</file>